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6" style:family="paragraph"/>
    <style:style style:name="P3" style:parent-style-name="Listenabsatz" style:list-style-name="LFO6" style:family="paragraph"/>
    <style:style style:name="P4" style:parent-style-name="Listenabsatz" style:list-style-name="LFO6" style:family="paragraph"/>
    <style:style style:name="P5" style:parent-style-name="Listenabsatz" style:list-style-name="LFO6" style:family="paragraph"/>
    <style:style style:name="P6" style:parent-style-name="Listenabsatz" style:list-style-name="LFO6" style:family="paragraph"/>
    <style:style style:name="P7" style:parent-style-name="Listenabsatz" style:list-style-name="LFO6" style:family="paragraph"/>
    <style:style style:name="P8" style:parent-style-name="Listenabsatz" style:list-style-name="LFO6" style:family="paragraph"/>
    <style:style style:name="P9" style:parent-style-name="Listenabsatz" style:list-style-name="LFO6" style:family="paragraph"/>
    <style:style style:name="P10" style:parent-style-name="Listenabsatz" style:list-style-name="LFO6" style:family="paragraph"/>
    <style:style style:name="P11" style:parent-style-name="Listenabsatz" style:list-style-name="LFO6" style:family="paragraph"/>
    <style:style style:name="P12" style:parent-style-name="Listenabsatz" style:list-style-name="LFO6" style:family="paragraph"/>
    <style:style style:name="P13" style:parent-style-name="Listenabsatz" style:list-style-name="LFO6" style:family="paragraph"/>
    <style:style style:name="P14" style:parent-style-name="Listenabsatz" style:list-style-name="LFO6" style:family="paragraph"/>
    <style:style style:name="P15" style:parent-style-name="Listenabsatz" style:list-style-name="LFO6" style:family="paragraph"/>
    <style:style style:name="P16" style:parent-style-name="Listenabsatz" style:list-style-name="LFO6" style:family="paragraph"/>
    <style:style style:name="P17" style:parent-style-name="Listenabsatz" style:list-style-name="LFO6" style:family="paragraph"/>
    <style:style style:name="P18" style:parent-style-name="Listenabsatz" style:list-style-name="LFO6" style:family="paragraph"/>
    <style:style style:name="P19" style:parent-style-name="Listenabsatz" style:list-style-name="LFO6" style:family="paragraph"/>
    <style:style style:name="P20" style:parent-style-name="Listenabsatz" style:list-style-name="LFO6" style:family="paragraph"/>
    <style:style style:name="P21" style:parent-style-name="Listenabsatz" style:list-style-name="LFO6" style:family="paragraph"/>
    <style:style style:name="P22" style:parent-style-name="Listenabsatz" style:list-style-name="LFO6" style:family="paragraph"/>
    <style:style style:name="P23" style:parent-style-name="Listenabsatz" style:list-style-name="LFO6" style:family="paragraph"/>
    <style:style style:name="P24" style:parent-style-name="Listenabsatz" style:list-style-name="LFO6" style:family="paragraph"/>
    <style:style style:name="P25" style:parent-style-name="Listenabsatz" style:list-style-name="LFO6" style:family="paragraph"/>
    <style:style style:name="P26" style:parent-style-name="Listenabsatz" style:list-style-name="LFO6" style:family="paragraph"/>
    <style:style style:name="P27" style:parent-style-name="Listenabsatz" style:list-style-name="LFO6" style:family="paragraph"/>
    <style:style style:name="P28" style:parent-style-name="Listenabsatz" style:list-style-name="LFO6" style:family="paragraph"/>
    <style:style style:name="P29" style:parent-style-name="Listenabsatz" style:list-style-name="LFO6" style:family="paragraph"/>
    <style:style style:name="P30" style:parent-style-name="Listenabsatz" style:list-style-name="LFO6" style:family="paragraph"/>
    <style:style style:name="P31" style:parent-style-name="Listenabsatz" style:list-style-name="LFO6" style:family="paragraph"/>
    <style:style style:name="P32" style:parent-style-name="Listenabsatz" style:list-style-name="LFO6" style:family="paragraph"/>
    <style:style style:name="P33" style:parent-style-name="Listenabsatz" style:list-style-name="LFO6" style:family="paragraph"/>
    <style:style style:name="P34" style:parent-style-name="Listenabsatz" style:list-style-name="LFO6" style:family="paragraph"/>
    <style:style style:name="P35" style:parent-style-name="Listenabsatz" style:list-style-name="LFO6" style:family="paragraph"/>
    <style:style style:name="P36" style:parent-style-name="Listenabsatz" style:list-style-name="LFO6" style:family="paragraph"/>
    <style:style style:name="P37" style:parent-style-name="Listenabsatz" style:list-style-name="LFO6" style:family="paragraph"/>
    <style:style style:name="P38" style:parent-style-name="Listenabsatz" style:list-style-name="LFO6" style:family="paragraph"/>
    <style:style style:name="P39" style:parent-style-name="Listenabsatz" style:list-style-name="LFO6" style:family="paragraph"/>
    <style:style style:name="P40" style:parent-style-name="Listenabsatz" style:list-style-name="LFO6" style:family="paragraph"/>
    <style:style style:name="P41" style:parent-style-name="Listenabsatz" style:list-style-name="LFO6" style:family="paragraph"/>
    <style:style style:name="P42" style:parent-style-name="Listenabsatz" style:list-style-name="LFO6" style:family="paragraph"/>
    <style:style style:name="P43" style:parent-style-name="Listenabsatz" style:list-style-name="LFO6" style:family="paragraph"/>
    <style:style style:name="P44" style:parent-style-name="Listenabsatz" style:list-style-name="LFO6" style:family="paragraph"/>
    <style:style style:name="P45" style:parent-style-name="Listenabsatz" style:list-style-name="LFO6" style:family="paragraph"/>
    <style:style style:name="P46" style:parent-style-name="Listenabsatz" style:list-style-name="LFO6" style:family="paragraph"/>
    <style:style style:name="P47" style:parent-style-name="Listenabsatz" style:list-style-name="LFO6" style:family="paragraph"/>
    <style:style style:name="P48" style:parent-style-name="Listenabsatz" style:list-style-name="LFO6" style:family="paragraph"/>
    <style:style style:name="P49" style:parent-style-name="Listenabsatz" style:list-style-name="LFO6" style:family="paragraph"/>
    <style:style style:name="P50" style:parent-style-name="Listenabsatz" style:list-style-name="LFO6" style:family="paragraph"/>
    <style:style style:name="P51" style:parent-style-name="Listenabsatz" style:list-style-name="LFO6" style:family="paragraph"/>
    <style:style style:name="P52" style:parent-style-name="Listenabsatz" style:list-style-name="LFO6" style:family="paragraph"/>
    <style:style style:name="P53" style:parent-style-name="Listenabsatz" style:list-style-name="LFO6" style:family="paragraph"/>
  </office:automatic-styles>
  <office:body>
    <office:text text:use-soft-page-breaks="true">
      <text:p text:style-name="P1">Datenbank / Wertestruktur</text:p>
      <text:list text:style-name="LFO6" text:continue-numbering="true">
        <text:list-item>
          <text:p text:style-name="P2">Systemrelevanten werte</text:p>
          <text:list text:continue-numbering="true">
            <text:list-item>
              <text:p text:style-name="P3">User Id</text:p>
            </text:list-item>
            <text:list-item>
              <text:p text:style-name="P4">Passwort</text:p>
            </text:list-item>
            <text:list-item>
              <text:p text:style-name="P5">User name</text:p>
            </text:list-item>
          </text:list>
        </text:list-item>
        <text:list-item>
          <text:p text:style-name="P6">Characterwerte</text:p>
          <text:list text:continue-numbering="true">
            <text:list-item>
              <text:p text:style-name="P7">Attribute (Zweistellige Zahlen)</text:p>
              <text:list text:continue-numbering="true">
                <text:list-item>
                  <text:p text:style-name="P8">Strength (STR)</text:p>
                </text:list-item>
                <text:list-item>
                  <text:p text:style-name="P9">Dexterity (DEX)</text:p>
                </text:list-item>
                <text:list-item>
                  <text:p text:style-name="P10">Constitution (CON)</text:p>
                </text:list-item>
                <text:list-item>
                  <text:p text:style-name="P11">Intelligence (INT)</text:p>
                </text:list-item>
                <text:list-item>
                  <text:p text:style-name="P12">Wisdom (WIS)</text:p>
                </text:list-item>
                <text:list-item>
                  <text:p text:style-name="P13">Charisma (CHA)</text:p>
                </text:list-item>
              </text:list>
            </text:list-item>
            <text:list-item>
              <text:p text:style-name="P14">Kampfwerte (Ein bis zweistellige Zahlen)</text:p>
              <text:list text:continue-numbering="true">
                <text:list-item>
                  <text:p text:style-name="P15">Attack (ATK)</text:p>
                </text:list-item>
                <text:list-item>
                  <text:p text:style-name="P16">Armour class (AC)</text:p>
                </text:list-item>
                <text:list-item>
                  <text:p text:style-name="P17">Casting strength (CS)</text:p>
                </text:list-item>
                <text:list-item>
                  <text:p text:style-name="P18">Spell resistance (SR)</text:p>
                </text:list-item>
                <text:list-item>
                  <text:p text:style-name="P19">Focus (FOC)</text:p>
                </text:list-item>
                <text:list-item>
                  <text:p text:style-name="P20">Concentration (CO)</text:p>
                </text:list-item>
              </text:list>
            </text:list-item>
            <text:list-item>
              <text:p text:style-name="P21">Statuswerte (Ein bis dreistellige zahlen)</text:p>
              <text:list text:continue-numbering="true">
                <text:list-item>
                  <text:p text:style-name="P22">Hitpoints</text:p>
                </text:list-item>
                <text:list-item>
                  <text:p text:style-name="P23">Hitpoints Current</text:p>
                </text:list-item>
                <text:list-item>
                  <text:p text:style-name="P24">Hitdice</text:p>
                </text:list-item>
                <text:list-item>
                  <text:p text:style-name="P25">Mana</text:p>
                </text:list-item>
                <text:list-item>
                  <text:p text:style-name="P26">Mana current</text:p>
                </text:list-item>
                <text:list-item>
                  <text:p text:style-name="P27">Mana dice</text:p>
                </text:list-item>
                <text:list-item>
                  <text:p text:style-name="P28">Boost</text:p>
                </text:list-item>
                <text:list-item>
                  <text:p text:style-name="P29">Boost current</text:p>
                </text:list-item>
                <text:list-item>
                  <text:p text:style-name="P30">Boost dice</text:p>
                </text:list-item>
              </text:list>
            </text:list-item>
          </text:list>
        </text:list-item>
        <text:list-item>
          <text:p text:style-name="P31">Character Hintergrund</text:p>
          <text:list text:continue-numbering="true">
            <text:list-item>
              <text:p text:style-name="P32">Focus (3 worte/ Buchstaben)</text:p>
            </text:list-item>
            <text:list-item>
              <text:p text:style-name="P33">Class (1 Wort)</text:p>
            </text:list-item>
            <text:list-item>
              <text:p text:style-name="P34">Alignment (2 Worte)</text:p>
            </text:list-item>
            <text:list-item>
              <text:p text:style-name="P35">Story (Längerer text)</text:p>
            </text:list-item>
          </text:list>
        </text:list-item>
        <text:list-item>
          <text:p text:style-name="P36">Fähigkeiten</text:p>
          <text:list text:continue-numbering="true">
            <text:list-item>
              <text:p text:style-name="P37">Feats (&lt;20)</text:p>
              <text:list text:continue-numbering="true">
                <text:list-item>
                  <text:p text:style-name="P38">Feat name (&lt;5 worte)</text:p>
                </text:list-item>
                <text:list-item>
                  <text:p text:style-name="P39">Feat beschreibung (?&lt; 5 sätze)</text:p>
                </text:list-item>
              </text:list>
            </text:list-item>
            <text:list-item>
              <text:p text:style-name="P40">Zauber (&lt;5)</text:p>
              <text:list text:continue-numbering="true">
                <text:list-item>
                  <text:p text:style-name="P41">Zauber Name (2 worte)</text:p>
                </text:list-item>
                <text:list-item>
                  <text:p text:style-name="P42">Zauber DC (1 zahl)</text:p>
                </text:list-item>
                <text:list-item>
                  <text:p text:style-name="P43">Zauber Mastery (1 zahl)</text:p>
                </text:list-item>
                <text:list-item>
                  <text:p text:style-name="P44">Zauber anwendungen (&lt; 10)(&lt;3 sätze)</text:p>
                </text:list-item>
              </text:list>
            </text:list-item>
          </text:list>
        </text:list-item>
        <text:list-item>
          <text:p text:style-name="P45">Items</text:p>
          <text:list text:continue-numbering="true">
            <text:list-item>
              <text:p text:style-name="P46">Waffen (3)</text:p>
              <text:list text:continue-numbering="true">
                <text:list-item>
                  <text:p text:style-name="P47">Name (&lt;5 worte)</text:p>
                </text:list-item>
                <text:list-item>
                  <text:p text:style-name="P48">Schaden (1 würfel)</text:p>
                </text:list-item>
                <text:list-item>
                  <text:p text:style-name="P49">Crit (2 zahlen)</text:p>
                </text:list-item>
                <text:list-item>
                  <text:p text:style-name="P50">Special (&lt; 2 sätze)</text:p>
                </text:list-item>
              </text:list>
            </text:list-item>
            <text:list-item>
              <text:p text:style-name="P51">Weitere (&lt; 10 )</text:p>
              <text:list text:continue-numbering="true">
                <text:list-item>
                  <text:p text:style-name="P52">Name (&lt; 5 worte)</text:p>
                </text:list-item>
                <text:list-item>
                  <text:p text:style-name="P53">Beschreibung (&lt; 3 sätze)</text:p>
                </text:list-item>
              </text:list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E EMPERAH</meta:initial-creator>
    <dc:creator>THE EMPERAH</dc:creator>
    <meta:creation-date>2018-05-02T11:40:00Z</meta:creation-date>
    <dc:date>2018-05-02T12:13:00Z</dc:date>
    <meta:template xlink:href="Normal" xlink:type="simple"/>
    <meta:editing-cycles>1</meta:editing-cycles>
    <meta:editing-duration>PT0S</meta:editing-duration>
    <meta:document-statistic meta:page-count="2" meta:paragraph-count="1" meta:word-count="129" meta:character-count="947" meta:row-count="6" meta:non-whitespace-character-count="819"/>
  </office:meta>
</office:document-meta>
</file>